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2e03" officeooo:paragraph-rsid="00052e03"/>
    </style:style>
    <style:style style:name="P2" style:family="paragraph" style:parent-style-name="Standard">
      <style:text-properties officeooo:rsid="00060e3b" officeooo:paragraph-rsid="00060e3b"/>
    </style:style>
    <style:style style:name="P3" style:family="paragraph" style:parent-style-name="Text_20_body">
      <style:text-properties officeooo:rsid="0006c011" officeooo:paragraph-rsid="0006c011"/>
    </style:style>
    <style:style style:name="P4" style:family="paragraph" style:parent-style-name="Text_20_body">
      <style:text-properties officeooo:rsid="000826e7" officeooo:paragraph-rsid="000826e7"/>
    </style:style>
    <style:style style:name="P5" style:family="paragraph" style:parent-style-name="Text_20_body">
      <style:text-properties officeooo:rsid="0009c5f8" officeooo:paragraph-rsid="0009c5f8"/>
    </style:style>
    <style:style style:name="P6" style:family="paragraph" style:parent-style-name="Text_20_body">
      <style:text-properties officeooo:rsid="000b1899" officeooo:paragraph-rsid="000b1899"/>
    </style:style>
    <style:style style:name="P7" style:family="paragraph" style:parent-style-name="Title">
      <style:text-properties officeooo:rsid="0006c011" officeooo:paragraph-rsid="0006c011"/>
    </style:style>
    <style:style style:name="P8" style:family="paragraph" style:parent-style-name="Heading_20_1">
      <style:text-properties officeooo:rsid="0006c011" officeooo:paragraph-rsid="0006c011"/>
    </style:style>
    <style:style style:name="P9" style:family="paragraph" style:parent-style-name="Heading_20_1">
      <style:text-properties officeooo:rsid="000e16ed" officeooo:paragraph-rsid="000e16ed"/>
    </style:style>
    <style:style style:name="P10" style:family="paragraph" style:parent-style-name="Text_20_body">
      <style:text-properties fo:font-style="normal" officeooo:rsid="000826e7" officeooo:paragraph-rsid="000826e7" style:font-style-asian="normal" style:font-style-complex="normal"/>
    </style:style>
    <style:style style:name="P11" style:family="paragraph" style:parent-style-name="Text_20_body">
      <style:text-properties officeooo:rsid="000b1899" officeooo:paragraph-rsid="000b1899"/>
    </style:style>
    <style:style style:name="P12" style:family="paragraph" style:parent-style-name="Text_20_body">
      <style:text-properties officeooo:rsid="000e16ed" officeooo:paragraph-rsid="000e16ed"/>
    </style:style>
    <style:style style:name="P13" style:family="paragraph" style:parent-style-name="Heading_20_2">
      <style:text-properties officeooo:rsid="000826e7" officeooo:paragraph-rsid="000826e7"/>
    </style:style>
    <style:style style:name="P14" style:family="paragraph" style:parent-style-name="Heading_20_2">
      <style:text-properties officeooo:rsid="000b1899" officeooo:paragraph-rsid="000b1899"/>
    </style:style>
    <style:style style:name="T1" style:family="text">
      <style:text-properties officeooo:rsid="000826e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0bee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s une DTD : quand on met &lt;!ELEMENT zone (paragraphe, salutation)&gt;, cela veut dire qu’il doit y avoir un paragraphe, puis une salutation. Si on veut s’affranchir d’un ordre imposé, il faut mettre des pipes : &lt;!ELEMENT zone (paragraphe|salutation)&gt;</text:p>
      <text:p text:style-name="P1"/>
      <text:p text:style-name="P2">Dans une déclaration d’attribut, on peut mettre un choix entre deux valeurs :</text:p>
      <text:p text:style-name="P2">&lt;!ATTLIST face type (recto|verso) #REQUIRED&gt;</text:p>
      <text:p text:style-name="P2"/>
      <text:p text:style-name="P7">La TEI</text:p>
      <text:h text:style-name="P8" text:outline-level="1">Introduction</text:h>
      <text:p text:style-name="P3">Un standard qui évite la trop grande diversité et ainsi le bordel → Permet l’échange de données.</text:p>
      <text:p text:style-name="P3">Les guidelines servent de dictionnaires à la portée de tous.<text:line-break/>La TEI s’appuie sur un langage libre, la XML, ce qui permet de pérenniser la conservation de nos données.</text:p>
      <text:p text:style-name="P3">Une communauté scientifique travaille sur la TEI, <text:span text:style-name="T1">ce qui permet d’utiliser les outils qu’ils développent. </text:span></text:p>
      <text:p text:style-name="P4">Voir le livre de Lou Burhnard : <text:span text:style-name="T2">Qu’est-ce que la text encoding initiative </text:span><text:span text:style-name="T3">? </text:span></text:p>
      <text:p text:style-name="P10">La XML est indépendante de tous logiciels.</text:p>
      <text:h text:style-name="P13" text:outline-level="2">La communauté TEI</text:h>
      <text:p text:style-name="P4">La communauté TEI est animée par le TEI Consortium.</text:p>
      <text:p text:style-name="P5">Les TEI workgroups sont des sous genres du TEI Technical council : en effet, ils sont en charge de la création de balises, ou de manières d’encoder différents documents.</text:p>
      <text:p text:style-name="P5"/>
      <text:h text:style-name="P14" text:outline-level="2">Bien former une syntaxe XML</text:h>
      <text:p text:style-name="P6">Il faut mettre :</text:p>
      <text:p text:style-name="P6">1) Une instruction de traitement</text:p>
      <text:p text:style-name="P6">2) Une déclaration de schéma (relaxng ou DTD)</text:p>
      <text:p text:style-name="P6">3) Une balise racine TEI avec l’attribut xmlns (ns pour name space)</text:p>
      <text:p text:style-name="P6">Le schéma : les règles d’utilisation des balises. <text:span text:style-name="T4">Il régule l’intérieur du doc.</text:span></text:p>
      <text:p text:style-name="P6">Le nom de domaine : une indication au niveau de l’élément racine pour un humain qui viendrait lire l’XML et dire qu’on utilise les balises qui appartiennent à la TEI. <text:span text:style-name="T4">Il annonce à l’extérieur le fonctionnement interne.</text:span></text:p>
      <text:p text:style-name="P6"/>
      <text:h text:style-name="P14" text:outline-level="2"><text:soft-page-break/>Ecueils à éviter : TEI (all)</text:h>
      <text:p text:style-name="P6">TEI All n’est pas à utiliser, <text:span text:style-name="T4">il faut développer un modèle adapté à son travail pour effectuer un travail de qualité → TEI lite. </text:span></text:p>
      <text:p text:style-name="P6"/>
      <text:h text:style-name="P9" text:outline-level="1">Définition</text:h>
      <text:p text:style-name="P12">Un schéma régit le fonctionnement et l’imbrication des balises dans le document. Il existe DTD, ou RelaxNG par exemp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4:08:31.832092079</meta:creation-date>
    <meta:generator>LibreOffice/6.0.7.3$Linux_X86_64 LibreOffice_project/00m0$Build-3</meta:generator>
    <dc:date>2019-10-23T14:27:33.289661319</dc:date>
    <meta:editing-duration>PT19M39S</meta:editing-duration>
    <meta:editing-cycles>7</meta:editing-cycles>
    <meta:document-statistic meta:table-count="0" meta:image-count="0" meta:object-count="0" meta:page-count="2" meta:paragraph-count="24" meta:word-count="317" meta:character-count="1881" meta:non-whitespace-character-count="1585"/>
  </office:meta>
</office:document-meta>
</file>